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45cm" fo:min-width="7.2cm"/>
    </style:style>
    <style:style style:name="gr2" style:family="graphic" style:parent-style-name="standard">
      <style:graphic-properties draw:stroke="none" svg:stroke-color="#000000" draw:fill="none" draw:fill-color="#ffffff" fo:min-height="1.4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74cm" fo:min-width="0.632cm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3.5cm"/>
    </style:style>
    <style:style style:name="gr6" style:family="graphic" style:parent-style-name="objectwithoutfill">
      <style:graphic-properties draw:fill="none" draw:fill-color="#ffffff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55cm" fo:min-width="6.6cm"/>
    </style:style>
    <style:style style:name="gr8" style:family="graphic" style:parent-style-name="standard">
      <style:graphic-properties draw:stroke="none" svg:stroke-color="#000000" draw:fill="none" draw:fill-color="#ffffff" fo:min-height="3.15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458cm" fo:min-width="0.3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85cm" fo:min-width="5.6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45cm" fo:min-width="1.9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6cm" fo:min-width="1.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15cm" fo:min-width="5.1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12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35cm" fo:min-width="6.1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388cm" fo:min-width="0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388cm" fo:min-width="0.138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45cm" fo:min-width="1.9cm"/>
    </style:style>
    <style:style style:name="gr23" style:family="graphic" style:parent-style-name="standard">
      <style:graphic-properties draw:stroke="none" svg:stroke-color="#000000" draw:fill="none" draw:fill-color="#ffffff" fo:min-height="1.66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7cm" svg:height="1.7cm" svg:x="6.5cm" svg:y="3.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9cm" svg:height="1.7cm" svg:x="6.8cm" svg:y="3.5cm">
          <draw:text-box>
            <text:p text:style-name="P1">Je lance mon application Budget.</text:p>
          </draw:text-box>
        </draw:frame>
        <draw:custom-shape draw:style-name="gr3" draw:text-style-name="P4" draw:layer="layout" svg:width="1.6cm" svg:height="1.4cm" svg:x="9.3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1cm" svg:y1="2.7cm" svg:x2="10.1cm" svg:y2="3.4cm">
          <text:p/>
        </draw:line>
        <draw:custom-shape draw:style-name="gr5" draw:text-style-name="P2" draw:layer="layout" svg:width="4cm" svg:height="1.5cm" svg:x="1.4cm" svg:y="25.8cm">
          <text:p text:style-name="P1">Reset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1cm" svg:y1="11cm" svg:x2="3.4cm" svg:y2="11cm">
          <text:p/>
        </draw:line>
        <draw:line draw:style-name="gr4" draw:text-style-name="P3" draw:layer="layout" svg:x1="3.4cm" svg:y1="6.3cm" svg:x2="3.3cm" svg:y2="25.7cm">
          <text:p/>
        </draw:line>
        <draw:custom-shape draw:style-name="gr7" draw:text-style-name="P2" draw:layer="layout" svg:width="7.1cm" svg:height="2.8cm" svg:x="6.7cm" svg:y="7.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.6cm" svg:height="3.4cm" svg:x="7cm" svg:y="7.8cm">
          <draw:text-box>
            <text:p text:style-name="P1">Je rentre mes données.</text:p>
          </draw:text-box>
        </draw:frame>
        <draw:line draw:style-name="gr4" draw:text-style-name="P3" draw:layer="layout" svg:x1="10.2cm" svg:y1="5.4cm" svg:x2="10.2cm" svg:y2="7.7cm">
          <text:p/>
        </draw:line>
        <draw:line draw:style-name="gr4" draw:text-style-name="P3" draw:layer="layout" svg:x1="10.2cm" svg:y1="10.3cm" svg:x2="10.2cm" svg:y2="13.4cm">
          <text:p/>
        </draw:line>
        <draw:line draw:style-name="gr6" draw:text-style-name="P3" draw:layer="layout" svg:x1="10.2cm" svg:y1="6.3cm" svg:x2="3.4cm" svg:y2="6.3cm">
          <text:p/>
        </draw:line>
        <draw:custom-shape draw:style-name="gr9" draw:text-style-name="P4" draw:layer="layout" svg:width="1.2cm" svg:height="1cm" svg:x="9.9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6.1cm" svg:height="2.1cm" svg:x="7.4cm" svg:y="18.3cm">
          <text:p text:style-name="P1">Calcul du resultat.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5.7cm" svg:height="1.5cm" svg:x="7.7cm" svg:y="24cm">
          <draw:text-box>
            <text:p text:style-name="P1">RESULTAT</text:p>
          </draw:text-box>
        </draw:frame>
        <draw:custom-shape draw:style-name="gr12" draw:text-style-name="P2" draw:layer="layout" svg:width="4.8cm" svg:height="3.4cm" svg:x="14.186cm" svg:y="8.1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3" draw:layer="layout" svg:x1="10.2cm" svg:y1="11cm" svg:x2="15.7cm" svg:y2="11cm">
          <text:p/>
        </draw:line>
        <draw:line draw:style-name="gr4" draw:text-style-name="P3" draw:layer="layout" svg:x1="16.6cm" svg:y1="6.4cm" svg:x2="10.3cm" svg:y2="6.3cm">
          <text:p/>
        </draw:line>
        <draw:line draw:style-name="gr6" draw:text-style-name="P3" draw:layer="layout" svg:x1="16.5cm" svg:y1="6.4cm" svg:x2="16.5cm" svg:y2="8.1cm">
          <text:p/>
        </draw:line>
        <draw:frame draw:style-name="gr13" draw:text-style-name="P5" draw:layer="layout" svg:width="3.8cm" svg:height="1.673cm" svg:x="15.1cm" svg:y="9.127cm">
          <draw:text-box>
            <text:p>Ajout de lignes.</text:p>
          </draw:text-box>
        </draw:frame>
        <draw:line draw:style-name="gr14" draw:text-style-name="P6" draw:layer="layout" svg:x1="10.5cm" svg:y1="25.8cm" svg:x2="10.5cm" svg:y2="27.8cm">
          <text:p/>
        </draw:line>
        <draw:custom-shape draw:style-name="gr15" draw:text-style-name="P2" draw:layer="layout" svg:width="4.6cm" svg:height="3.7cm" svg:x="1cm" svg:y="17.6cm">
          <text:p text:style-name="P1">Remise a 0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draw:layer="layout" svg:width="5.6cm" svg:height="2.4cm" svg:x="7.8cm" svg:y="23.4cm">
          <text:p text:style-name="P1">Resultat.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9cm" svg:y1="24.6cm" svg:x2="3.3cm" svg:y2="24.6cm">
          <text:p/>
        </draw:line>
        <draw:frame draw:style-name="gr18" draw:text-style-name="P5" draw:layer="layout" svg:width="5.9cm" svg:height="0.962cm" svg:x="7.5cm" svg:y="9.3cm">
          <draw:text-box>
            <text:p>Dépenses/recettes</text:p>
          </draw:text-box>
        </draw:frame>
        <draw:line draw:style-name="gr14" draw:text-style-name="P6" draw:layer="layout" svg:x1="10.2cm" svg:y1="20.5cm" svg:x2="10.2cm" svg:y2="23.4cm">
          <text:p/>
        </draw:line>
        <draw:custom-shape draw:style-name="gr19" draw:text-style-name="P2" draw:layer="layout" svg:width="6.6cm" svg:height="1.6cm" svg:x="7cm" svg:y="13.5cm">
          <text:p text:style-name="P1">Click bouton Valider.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6cm" svg:height="0.9cm" svg:x="9.9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9cm" svg:height="0.9cm" svg:x="9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10.3cm" svg:y1="15.1cm" svg:x2="10.2cm" svg:y2="18.3cm">
          <text:p/>
        </draw:line>
        <draw:line draw:style-name="gr14" draw:text-style-name="P6" draw:layer="layout" svg:x1="10.8cm" svg:y1="16.7cm" svg:x2="14.3cm" svg:y2="16.7cm">
          <text:p/>
        </draw:line>
        <draw:custom-shape draw:style-name="gr22" draw:text-style-name="P2" draw:layer="layout" svg:width="4.8cm" svg:height="3.4cm" svg:x="14.3cm" svg:y="15.1cm">
          <text:p text:style-name="P1"/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7" draw:layer="layout" svg:width="3.3cm" svg:height="1.916cm" svg:x="14.8cm" svg:y="15.9cm">
          <draw:text-box>
            <text:p text:style-name="P1"><text:span text:style-name="T1">Champs obligatoire non remplis</text:span></text:p>
          </draw:text-box>
        </draw:frame>
        <draw:line draw:style-name="gr17" draw:text-style-name="P6" draw:layer="layout" svg:x1="19.1cm" svg:y1="16.9cm" svg:x2="19cm" svg:y2="5.8cm">
          <text:p/>
        </draw:line>
        <draw:line draw:style-name="gr14" draw:text-style-name="P6" draw:layer="layout" svg:x1="19cm" svg:y1="5.9cm" svg:x2="10.2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11:30:53.969520208</meta:creation-date>
    <dc:date>2018-03-01T14:41:42.197682736</dc:date>
    <meta:editing-duration>PT1H19M12S</meta:editing-duration>
    <meta:editing-cycles>10</meta:editing-cycles>
    <meta:generator>LibreOffice/5.1.6.2$Linux_X86_64 LibreOffice_project/10m0$Build-2</meta:generator>
    <meta:document-statistic meta:object-count="35"/>
  </office:meta>
</office:document-meta>
</file>